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solid" svg:stroke-width="0.026cm" svg:stroke-color="#595959" draw:stroke-linejoin="round" draw:fill="solid" draw:fill-color="#eeeeee" draw:textarea-vertical-align="middle" draw:auto-grow-height="false" draw:fit-to-size="false" style:shrink-to-fit="false" fo:min-height="0cm" fo:min-width="0cm" fo:padding-top="0.254cm" fo:padding-bottom="0.254cm" fo:padding-left="0.254cm" fo:padding-right="0.254cm" fo:wrap-option="wrap"/>
    </style:style>
    <style:style style:name="gr2" style:family="graphic" style:parent-style-name="standard">
      <style:graphic-properties draw:stroke="solid" svg:stroke-width="0.026cm" svg:stroke-color="#595959" draw:stroke-linejoin="round" draw:fill="solid" draw:fill-color="#eeeeee" draw:textarea-vertical-align="middle" draw:auto-grow-height="false" draw:fit-to-size="false" style:shrink-to-fit="false" fo:min-height="0cm" fo:min-width="0cm" fo:padding-top="0.254cm" fo:padding-bottom="0.254cm" fo:padding-left="0.254cm" fo:padding-right="0.254cm" fo:wrap-option="wrap"/>
    </style:style>
    <style:style style:name="gr3" style:family="graphic" style:parent-style-name="standard">
      <style:graphic-properties draw:stroke="solid" svg:stroke-width="0.026cm" svg:stroke-color="#595959"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4" style:family="graphic" style:parent-style-name="standard">
      <style:graphic-properties draw:stroke="solid" svg:stroke-width="0.026cm" svg:stroke-color="#595959" draw:stroke-linejoin="round" draw:fill="solid" draw:fill-color="#eeeeee" draw:textarea-vertical-align="bottom" draw:auto-grow-height="fals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solid" svg:stroke-width="0.026cm" svg:stroke-color="#595959" draw:marker-start="msArrowEnd_20_5" draw:marker-start-width="0.21cm" draw:marker-start-center="false" draw:stroke-linejoin="round" draw:fill="none" draw:textarea-vertical-align="top" draw:auto-grow-height="false" fo:min-height="0cm" fo:min-width="0cm" fo:padding-top="0.125cm" fo:padding-bottom="0.125cm" fo:padding-left="0.25cm" fo:padding-right="0.25cm" fo:wrap-option="wrap"/>
    </style:style>
    <style:style style:name="gr8" style:family="graphic">
      <style:graphic-properties style:protect="size"/>
    </style:style>
    <style:style style:name="pr1" style:family="presentation" style:parent-style-name="TITLE_5f_ONL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2" style:family="presentation" style:parent-style-name="TITLE_5f_ONL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loext:graphic-properties draw:fill="solid" draw:fill-color="#eeeeee"/>
      <style:paragraph-properties fo:text-align="start" style:font-independent-line-spacing="true"/>
      <style:text-properties fo:font-size="14pt"/>
    </style:style>
    <style:style style:name="P2"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4" style:family="paragraph">
      <loext:graphic-properties draw:fill="none"/>
      <style:paragraph-properties fo:text-align="start" style:font-independent-line-spacing="true"/>
      <style:text-properties fo:font-size="28pt"/>
    </style:style>
    <style:style style:name="P5" style:family="paragraph">
      <loext:graphic-properties draw:fill="none"/>
      <style:paragraph-properties fo:text-align="start"/>
      <style:text-properties fo:font-size="18pt"/>
    </style:style>
    <style:style style:name="P6" style:family="paragraph">
      <loext:graphic-properties draw:fill="none"/>
      <style:paragraph-properties fo:text-align="start" style:font-independent-line-spacing="true"/>
      <style:text-properties fo:font-size="14pt"/>
    </style:style>
    <style:style style:name="P7"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8"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3"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bold" style:font-name-asian="Arial" style:font-size-asian="10pt" style:font-style-asian="normal" style:font-weight-asian="bold" style:font-name-complex="Arial" style:font-size-complex="10pt" style:font-style-complex="normal" style:font-weight-complex="bold"/>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A Logical Architecture for an Update Mechanism" draw:style-name="dp1" draw:master-page-name="TITLE_5f_ONLY" presentation:presentation-page-layout-name="AL1T19">
        <draw:custom-shape draw:name="Google Shape;54;p13" draw:style-name="gr1" draw:text-style-name="P1" draw:layer="layout" svg:width="6.712cm" svg:height="4.502cm" svg:x="0.538cm" svg:y="6.39cm">
          <text:p text:style-name="P3"><text:span text:style-name="T1"/></text:p>
          <draw:enhanced-geometry draw:mirror-horizontal="false" draw:mirror-vertical="false" draw:text-areas="?f2 ?f2 ?f3 ?f4" svg:viewBox="0 0 0 0" draw:type="ooxml-bevel" draw:modifiers="12500" draw:enhanced-path="M ?f2 ?f2 L ?f3 ?f2 ?f3 ?f4 ?f2 ?f4 Z S N M 0 0 L ?f5 0 ?f3 ?f2 ?f2 ?f2 Z  S N M 0 ?f8 L ?f2 ?f4 ?f3 ?f4 ?f5 ?f8 Z  S N M 0 0 L ?f2 ?f2 ?f2 ?f4 0 ?f8 Z  S N M ?f5 0 L ?f5 ?f8 ?f3 ?f4 ?f3 ?f2 Z  S N M 0 0 L ?f5 0 ?f5 ?f8 0 ?f8 Z M ?f2 ?f2 L ?f3 ?f2 ?f3 ?f4 ?f2 ?f4 Z M 0 0 L ?f2 ?f2 M 0 ?f8 L ?f2 ?f4 M ?f5 0 L ?f3 ?f2 M ?f5 ?f8 L ?f3 ?f4 F N" drawooo:enhanced-path="M ?f2 ?f2 L ?f3 ?f2 ?f3 ?f4 ?f2 ?f4 Z S N M 0 0 L ?f5 0 ?f3 ?f2 ?f2 ?f2 Z K S N M 0 ?f8 L ?f2 ?f4 ?f3 ?f4 ?f5 ?f8 Z I S N M 0 0 L ?f2 ?f2 ?f2 ?f4 0 ?f8 Z J S N M ?f5 0 L ?f5 ?f8 ?f3 ?f4 ?f3 ?f2 Z H S N M 0 0 L ?f5 0 ?f5 ?f8 0 ?f8 Z M ?f2 ?f2 L ?f3 ?f2 ?f3 ?f4 ?f2 ?f4 Z M 0 0 L ?f2 ?f2 M 0 ?f8 L ?f2 ?f4 M ?f5 0 L ?f3 ?f2 M ?f5 ?f8 L ?f3 ?f4 F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
            <draw:equation draw:name="f6" draw:formula="logheight/2"/>
            <draw:equation draw:name="f7" draw:formula="logwidth/2"/>
            <draw:equation draw:name="f8" draw:formula="logheight"/>
            <draw:handle draw:handle-position="?f2 0" draw:handle-range-x-maximum="50000" draw:handle-range-x-minimum="0"/>
          </draw:enhanced-geometry>
        </draw:custom-shape>
        <draw:custom-shape draw:name="Google Shape;55;p13" draw:style-name="gr2" draw:text-style-name="P1" draw:layer="layout" svg:width="4.257cm" svg:height="0.817cm" svg:x="1.692cm" svg:y="8.353cm">
          <text:p text:style-name="P2"><text:span text:style-name="T1">Delegation</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56;p13" presentation:style-name="pr1" draw:text-style-name="P4" draw:layer="layout" svg:width="22.606cm" svg:height="1.206cm" svg:x="0.553cm" svg:y="0cm" presentation:class="title" presentation:user-transformed="true">
          <draw:text-box>
            <text:p text:style-name="P3"><text:span text:style-name="T2">A Logical Architecture for an Update Mechanism</text:span></text:p>
          </draw:text-box>
        </draw:frame>
        <draw:custom-shape draw:name="Google Shape;57;p13" draw:style-name="gr1" draw:text-style-name="P1" draw:layer="layout" svg:width="11.313cm" svg:height="2.118cm" svg:x="0cm" svg:y="1.077cm">
          <text:p text:style-name="P2"><text:span text:style-name="T1"/></text:p>
          <draw:enhanced-geometry draw:mirror-horizontal="false" draw:mirror-vertical="false" drawooo:sub-view-size="43200 43200 43200 43200" draw:text-areas="?f0 ?f1 ?f2 ?f3" svg:viewBox="0 0 0 0"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Google Shape;58;p13" draw:style-name="gr3" draw:text-style-name="P5" draw:layer="layout" svg:width="0.012cm" svg:height="0.817cm" draw:transform="rotate (-3.14159265358979) translate (16.646cm 10.202cm)">
          <text:p/>
          <draw:enhanced-geometry draw:mirror-horizontal="true" draw:mirror-vertical="false" svg:viewBox="0 0 21600 21600" draw:type="mso-spt32" draw:enhanced-path="M 0 0 L 21600 21600 N"/>
        </draw:custom-shape>
        <draw:custom-shape draw:name="Google Shape;59;p13" draw:style-name="gr4" draw:text-style-name="P1" draw:layer="layout" svg:width="10.556cm" svg:height="2.49cm" svg:x="10.199cm" svg:y="10.815cm">
          <text:p text:style-name="P2"><text:span text:style-name="T1">Transaction Processing</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60;p13" draw:style-name="gr3" draw:text-style-name="P5" draw:layer="layout" svg:width="0.012cm" svg:height="0.817cm" draw:transform="rotate (-3.14159265358979) translate (14.609cm 10.202cm)">
          <text:p/>
          <draw:enhanced-geometry draw:mirror-horizontal="true" draw:mirror-vertical="false" svg:viewBox="0 0 21600 21600" draw:type="mso-spt32" draw:enhanced-path="M 0 0 L 21600 21600 N"/>
        </draw:custom-shape>
        <draw:custom-shape draw:name="Google Shape;61;p13" draw:style-name="gr5" draw:text-style-name="P6" draw:layer="layout" svg:width="2.552cm" svg:height="0.817cm" svg:x="18.11cm" svg:y="9.785cm">
          <text:p text:style-name="P3"><text:span text:style-name="T3">Common</text:span></text:p>
          <text:p text:style-name="P3"><text:span text:style-name="T3">Transac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p13" draw:style-name="gr2" draw:text-style-name="P1" draw:layer="layout" svg:width="4.935cm" svg:height="1.206cm" svg:x="12.667cm" svg:y="10.95cm">
          <text:p text:style-name="P2"><text:span text:style-name="T1">State Machin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63;p13" draw:style-name="gr3" draw:text-style-name="P5" draw:layer="layout" svg:width="0.012cm" svg:height="0.817cm" draw:transform="rotate (-3.14159265358979) translate (15.141cm 7.612cm)">
          <text:p/>
          <draw:enhanced-geometry draw:mirror-horizontal="true" draw:mirror-vertical="false" svg:viewBox="0 0 21600 21600" draw:type="mso-spt32" draw:enhanced-path="M 0 0 L 21600 21600 N"/>
        </draw:custom-shape>
        <draw:custom-shape draw:name="Google Shape;64;p13" draw:style-name="gr2" draw:text-style-name="P1" draw:layer="layout" svg:width="10.665cm" svg:height="0.97cm" svg:x="10.301cm" svg:y="5.756cm">
          <text:p text:style-name="P2"><text:span text:style-name="T1">Consensu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65;p13" draw:style-name="gr3" draw:text-style-name="P5" draw:layer="layout" svg:width="0.012cm" svg:height="0.817cm" draw:transform="rotate (-3.14159265358979) translate (15.141cm 5.707cm)">
          <text:p/>
          <draw:enhanced-geometry draw:mirror-horizontal="true" draw:mirror-vertical="false" svg:viewBox="0 0 21600 21600" draw:type="mso-spt32" draw:enhanced-path="M 0 0 L 21600 21600 N"/>
        </draw:custom-shape>
        <draw:custom-shape draw:name="Google Shape;66;p13" draw:style-name="gr6" draw:text-style-name="P6" draw:layer="layout" svg:width="5.146cm" svg:height="0.817cm" svg:x="3.012cm" svg:y="4.889cm">
          <text:p text:style-name="P3"><text:span text:style-name="T3">Conflicts, </text:span></text:p>
          <text:p text:style-name="P3"><text:span text:style-name="T3">Dependenc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p13" draw:style-name="gr2" draw:text-style-name="P1" draw:layer="layout" svg:width="7.102cm" svg:height="1.611cm" svg:x="11.995cm" svg:y="3.277cm">
          <text:p text:style-name="P2"><text:span text:style-name="T1">Blockchain </text:span></text:p>
          <text:p text:style-name="P2"><text:span text:style-name="T1">(Dist. Ledger &amp; Global State)</text:span></text:p>
          <draw:enhanced-geometry draw:mirror-horizontal="false" draw:mirror-vertical="false"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Google Shape;68;p13" draw:style-name="gr3" draw:text-style-name="P5" draw:layer="layout" svg:width="0.012cm" svg:height="0.817cm" draw:transform="rotate (-3.14159265358979) translate (12.789cm 10.202cm)">
          <text:p/>
          <draw:enhanced-geometry draw:mirror-horizontal="true" draw:mirror-vertical="false" svg:viewBox="0 0 21600 21600" draw:type="mso-spt32" draw:enhanced-path="M 0 0 L 21600 21600 N"/>
        </draw:custom-shape>
        <draw:custom-shape draw:name="Google Shape;69;p13" draw:style-name="gr5" draw:text-style-name="P6" draw:layer="layout" svg:width="2.404cm" svg:height="0.578cm" svg:x="15.705cm" svg:y="10.058cm">
          <text:p text:style-name="P7"><text:span text:style-name="T3">Activ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p13" draw:style-name="gr2" draw:text-style-name="P1" draw:layer="layout" svg:width="4.257cm" svg:height="0.817cm" svg:x="2.254cm" svg:y="9.151cm">
          <text:p text:style-name="P2"><text:span text:style-name="T1">Voting Protocol</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71;p13" draw:style-name="gr2" draw:text-style-name="P1" draw:layer="layout" svg:width="4.935cm" svg:height="1.206cm" svg:x="1.225cm" svg:y="7.289cm">
          <text:p text:style-name="P2"><text:span text:style-name="T1">Update Consensu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72;p13" draw:style-name="gr5" draw:text-style-name="P6" draw:layer="layout" svg:width="2.146cm" svg:height="0.817cm" svg:x="9.965cm" svg:y="9.785cm">
          <text:p text:style-name="P3"><text:span text:style-name="T3">Update Proposal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p13" draw:style-name="gr6" draw:text-style-name="P6" draw:layer="layout" svg:width="2.404cm" svg:height="0.817cm" svg:x="13.454cm" svg:y="9.89cm">
          <text:p text:style-name="P2"><text:span text:style-name="T3">Deleg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p13" draw:style-name="gr7" draw:text-style-name="P5" draw:layer="layout" svg:width="2.695cm" svg:height="0.041cm" draw:transform="rotate (-3.14159265358979) translate (10.125cm 8.951cm)">
          <text:p/>
          <draw:enhanced-geometry draw:mirror-horizontal="true" draw:mirror-vertical="false" svg:viewBox="0 0 21600 21600" draw:type="mso-spt32" draw:enhanced-path="M 0 0 L 21600 21600 N"/>
        </draw:custom-shape>
        <draw:custom-shape draw:name="Google Shape;75;p13" draw:style-name="gr6" draw:text-style-name="P6" draw:layer="layout" svg:width="5.146cm" svg:height="0.817cm" svg:x="7.176cm" svg:y="6.219cm">
          <text:p text:style-name="P3"><text:span text:style-name="T3">Slots, Epochs, </text:span></text:p>
          <text:p text:style-name="P3"><text:span text:style-name="T3">Randomnes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p13" draw:style-name="gr2" draw:text-style-name="P1" draw:layer="layout" svg:width="3.025cm" svg:height="1.611cm" svg:x="1.157cm" svg:y="3.454cm">
          <text:p text:style-name="P2"><text:span text:style-name="T1">Update</text:span></text:p>
          <text:p text:style-name="P2"><text:span text:style-name="T1">Logic</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77;p13" draw:style-name="gr2" draw:text-style-name="P1" draw:layer="layout" svg:width="3.025cm" svg:height="1.206cm" svg:x="1.157cm" svg:y="1.527cm">
          <text:p text:style-name="P2"><text:span text:style-name="T1">Metadata</text:span></text:p>
          <draw:enhanced-geometry draw:mirror-horizontal="false" draw:mirror-vertical="false"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Google Shape;78;p13" draw:style-name="gr3" draw:text-style-name="P5" draw:layer="layout" svg:width="0.001cm" svg:height="0.72cm" svg:x="2.67cm" svg:y="2.733cm">
          <text:p/>
          <draw:enhanced-geometry draw:mirror-horizontal="false" draw:mirror-vertical="false" svg:viewBox="0 0 21600 21600" draw:type="mso-spt32" draw:enhanced-path="M 0 0 L 21600 21600 N"/>
        </draw:custom-shape>
        <draw:custom-shape draw:name="Google Shape;79;p13" draw:style-name="gr2" draw:text-style-name="P1" draw:layer="layout" svg:width="3.865cm" svg:height="1.206cm" svg:x="4.858cm" svg:y="3.667cm">
          <text:p text:style-name="P2"><text:span text:style-name="T1">Deployment</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80;p13" draw:style-name="gr3" draw:text-style-name="P5" draw:layer="layout" svg:width="0.012cm" svg:height="0.817cm" draw:transform="rotate (-3.14159265358979) translate (11.584cm 10.202cm)">
          <text:p/>
          <draw:enhanced-geometry draw:mirror-horizontal="true" draw:mirror-vertical="false" svg:viewBox="0 0 21600 21600" draw:type="mso-spt32" draw:enhanced-path="M 0 0 L 21600 21600 N"/>
        </draw:custom-shape>
        <draw:custom-shape draw:name="Google Shape;81;p13" draw:style-name="gr3" draw:text-style-name="P5" draw:layer="layout" svg:width="3.367cm" svg:height="1.231cm" svg:x="6.814cm" svg:y="10.883cm">
          <text:p/>
          <draw:enhanced-geometry draw:mirror-horizontal="false" draw:mirror-vertical="false" svg:viewBox="0 0 21600 21600" draw:type="mso-spt32" draw:enhanced-path="M 0 0 L 21600 21600 N"/>
        </draw:custom-shape>
        <draw:custom-shape draw:name="Google Shape;82;p13" draw:style-name="gr6" draw:text-style-name="P6" draw:layer="layout" svg:width="8.899cm" svg:height="0.818cm" draw:transform="rotate (-0.000174532925199667) translate (0.881cm 11.521cm)">
          <text:p text:style-name="P3"><text:span text:style-name="T3">Update Proposals, Votes, Delegations, Activ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3;p13" draw:style-name="gr6" draw:text-style-name="P6" draw:layer="layout" svg:width="1.462cm" svg:height="0.817cm" svg:x="12.039cm" svg:y="9.856cm">
          <text:p text:style-name="P2"><text:span text:style-name="T3">Vot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4;p13" draw:style-name="gr6" draw:text-style-name="P6" draw:layer="layout" svg:width="4.935cm" svg:height="0.817cm" svg:x="1.157cm" svg:y="6.18cm">
          <text:p text:style-name="P2"><text:span text:style-name="T4">UPDATE GOVERNA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5;p13" draw:style-name="gr3" draw:text-style-name="P5" draw:layer="layout" svg:width="0.012cm" svg:height="0.817cm" draw:transform="rotate (-3.14159265358979) translate (18.324cm 10.248cm)">
          <text:p/>
          <draw:enhanced-geometry draw:mirror-horizontal="true" draw:mirror-vertical="false" svg:viewBox="0 0 21600 21600" draw:type="mso-spt32" draw:enhanced-path="M 0 0 L 21600 21600 N"/>
        </draw:custom-shape>
        <draw:custom-shape draw:name="Google Shape;86;p13" draw:style-name="gr3" draw:text-style-name="P5" draw:layer="layout" svg:width="0.287cm" svg:height="0.829cm" svg:x="6.504cm" svg:y="2.837cm">
          <text:p/>
          <draw:enhanced-geometry draw:mirror-horizontal="false" draw:mirror-vertical="false" svg:viewBox="0 0 21600 21600" draw:type="mso-spt32" draw:enhanced-path="M 0 0 L 21600 21600 N"/>
        </draw:custom-shape>
        <draw:custom-shape draw:name="Google Shape;87;p13" draw:style-name="gr2" draw:text-style-name="P1" draw:layer="layout" svg:width="3.025cm" svg:height="1.413cm" svg:x="4.991cm" svg:y="1.423cm">
          <text:p text:style-name="P2"><text:span text:style-name="T1">Update Code</text:span></text:p>
          <draw:enhanced-geometry draw:mirror-horizontal="false" draw:mirror-vertical="false"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Google Shape;88;p13" draw:style-name="gr2" draw:text-style-name="P1" draw:layer="layout" svg:width="10.665cm" svg:height="0.97cm" svg:x="10.301cm" svg:y="8.296cm">
          <text:p text:style-name="P2"><text:span text:style-name="T1">Policy &amp; Ledger Format</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89;p13" draw:style-name="gr6" draw:text-style-name="P6" draw:layer="layout" svg:width="1.708cm" svg:height="0.817cm" svg:x="14.367cm" svg:y="7.528cm">
          <text:p text:style-name="P2"><text:span text:style-name="T3">Block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0;p13" draw:style-name="gr6" draw:text-style-name="P6" draw:layer="layout" svg:width="1.708cm" svg:height="0.817cm" svg:x="7.805cm" svg:y="8.798cm">
          <text:p text:style-name="P2"><text:span text:style-name="T3">Block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1;p13" draw:style-name="gr7" draw:text-style-name="P5" draw:layer="layout" svg:width="2.695cm" svg:height="0.041cm" draw:transform="rotate (-3.14159265358979) translate (10.125cm 6.411cm)">
          <text:p/>
          <draw:enhanced-geometry draw:mirror-horizontal="true" draw:mirror-vertical="false" svg:viewBox="0 0 21600 21600" draw:type="mso-spt32" draw:enhanced-path="M 0 0 L 21600 21600 N"/>
        </draw:custom-shape>
        <draw:custom-shape draw:name="Google Shape;92;p13" draw:style-name="gr3" draw:text-style-name="P5" draw:layer="layout" svg:width="0.001cm" svg:height="1.323cm" svg:x="2.538cm" svg:y="5.042cm">
          <text:p/>
          <draw:enhanced-geometry draw:mirror-horizontal="true" draw:mirror-vertical="false" svg:viewBox="0 0 21600 21600" draw:type="mso-spt32" draw:enhanced-path="M 0 0 L 21600 21600 N"/>
        </draw:custom-shape>
        <draw:custom-shape draw:name="Google Shape;93;p13" draw:style-name="gr6" draw:text-style-name="P6" draw:layer="layout" svg:width="2.146cm" svg:height="0.817cm" svg:x="0.641cm" svg:y="5.121cm">
          <text:p text:style-name="P3"><text:span text:style-name="T3">Prioritie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4;p13" draw:style-name="gr6" draw:text-style-name="P6" draw:layer="layout" svg:width="3.589cm" svg:height="0.817cm" svg:x="8.092cm" svg:y="1.1cm">
          <text:p text:style-name="P2"><text:span text:style-name="T3">P2P Networ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5;p13" draw:style-name="gr7" draw:text-style-name="P5" draw:layer="layout" svg:width="3.269cm" svg:height="0.186cm" svg:x="8.723cm" svg:y="4.083cm">
          <text:p/>
          <draw:enhanced-geometry draw:mirror-horizontal="true" draw:mirror-vertical="false" svg:viewBox="0 0 21600 21600" draw:type="mso-spt32" draw:enhanced-path="M 0 0 L 21600 21600 N"/>
        </draw:custom-shape>
        <draw:custom-shape draw:name="Google Shape;96;p13" draw:style-name="gr6" draw:text-style-name="P6" draw:layer="layout" svg:width="3.732cm" svg:height="0.817cm" svg:x="8.482cm" svg:y="3.455cm">
          <text:p text:style-name="P2"><text:span text:style-name="T3">Activation Metho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7;p13" draw:style-name="gr3" draw:text-style-name="P5" draw:layer="layout" svg:width="0.675cm" svg:height="0.009cm" svg:x="4.183cm" svg:y="4.683cm">
          <text:p/>
          <draw:enhanced-geometry draw:mirror-horizontal="false" draw:mirror-vertical="false" svg:viewBox="0 0 21600 21600" draw:type="mso-spt32" draw:enhanced-path="M 0 0 L 21600 21600 N"/>
        </draw:custom-shape>
        <draw:custom-shape draw:name="Google Shape;98;p13" draw:style-name="gr6" draw:text-style-name="P6" draw:layer="layout" svg:width="5.146cm" svg:height="0.817cm" svg:x="15.077cm" svg:y="4.889cm">
          <text:p text:style-name="P3"><text:span text:style-name="T3">Blockcha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9;p13" draw:style-name="gr3" draw:text-style-name="P5" draw:layer="layout" svg:width="0.007cm" svg:height="1.169cm" draw:transform="rotate (-3.14159265358979) translate (6.305cm 6.166cm)">
          <text:p/>
          <draw:enhanced-geometry draw:mirror-horizontal="false" draw:mirror-vertical="false" svg:viewBox="0 0 21600 21600" draw:type="mso-spt32" draw:enhanced-path="M 0 0 L 21600 21600 N"/>
        </draw:custom-shape>
        <draw:custom-shape draw:name="Google Shape;100;p13" draw:style-name="gr6" draw:text-style-name="P6" draw:layer="layout" svg:width="3.269cm" svg:height="0.817cm" svg:x="6.145cm" svg:y="5.121cm">
          <text:p text:style-name="P3"><text:span text:style-name="T3">Activation Sign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1;p:notes" draw:style-name="gr8" draw:layer="layout" svg:width="16.933cm" svg:height="9.524cm" svg:x="1.059cm" svg:y="1.905cm" draw:page-number="1" presentation:class="page"/>
          <draw:frame draw:name="Google Shape;52;p:notes" presentation:style-name="pr2" draw:text-style-name="P8"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5f_ONLY-background" style:display-name="TITLE_ONLY-background" style:family="presentation">
      <style:graphic-properties draw:stroke="none" draw:fill="solid" draw:fill-color="#ffffff"/>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5f_ONL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_5f_ONLY-backgroundobjects">
      <style:graphic-properties draw:stroke="none" draw:fill="none" draw:fill-color="#ffffff" draw:auto-grow-height="false" fo:min-height="1.485cm"/>
    </style:style>
    <style:style style:name="Mpr3" style:family="presentation" style:parent-style-name="TITLE_5f_ONLY-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5f_ONLY" style:display-name="TITLE_ONLY" style:page-layout-name="PM1" draw:style-name="Mdp1">
      <draw:frame draw:name="Google Shape;26;p6" presentation:style-name="TITLE_5f_ONLY-title" draw:layer="backgroundobjects" svg:width="23.667cm" svg:height="1.59cm" svg:x="0.866cm" svg:y="1.236cm" presentation:class="title" presentation:placeholder="true" presentation:user-transformed="true">
        <draw:text-box/>
      </draw:frame>
      <draw:frame draw:name="Google Shape;27;p6" presentation:style-name="Mpr1"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_5f_ONLY-title" draw:layer="backgroundobjects" svg:width="19.798cm" svg:height="11.136cm" svg:x="0.6cm" svg:y="2.257cm" presentation:class="page"/>
        <draw:frame presentation:style-name="TITLE_5f_ONLY-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67"/>
    <meta:generator>LibreOfficeDev/6.0.5.2$Linux_X86_64 LibreOffice_project/</meta:generator>
  </office:meta>
</office:document-meta>
</file>